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0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  <style:style style:name="T24" style:family="text">
      <style:text-properties officeooo:rsid="00298f98"/>
    </style:style>
    <style:style style:name="T25" style:family="text">
      <style:text-properties officeooo:rsid="002a2369"/>
    </style:style>
    <style:style style:name="T26" style:family="text">
      <style:text-properties officeooo:rsid="002bc70e"/>
    </style:style>
    <style:style style:name="T27" style:family="text">
      <style:text-properties officeooo:rsid="002d2022"/>
    </style:style>
    <style:style style:name="T28" style:family="text">
      <style:text-properties officeooo:rsid="002f07b6"/>
    </style:style>
    <style:style style:name="T29" style:family="text">
      <style:text-properties officeooo:rsid="002fc652"/>
    </style:style>
    <style:style style:name="T30" style:family="text">
      <style:text-properties officeooo:rsid="00313c6e"/>
    </style:style>
    <style:style style:name="T31" style:family="text">
      <style:text-properties officeooo:rsid="0031b5b4"/>
    </style:style>
    <style:style style:name="T32" style:family="text">
      <style:text-properties officeooo:rsid="0032b9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9"/>
      <text:p text:style-name="P39">Presentació assignatura</text:p>
      <text:p text:style-name="P41">Comentem web assignatura</text:p>
      <text:p text:style-name="P44">Activem el Classroom d'electricitat</text:p>
      <text:p text:style-name="P41"/>
      <text:p text:style-name="P43">Comencem amb apunts <text:a xlink:type="simple" xlink:href="https://paulinoposada.github.io/web_e/documents/apunts/unitat_1/e_apunts_ud_1_1_gs.pdf"><text:span text:style-name="T8">Unitat 1.1</text:span></text:a> – Introducció</text:p>
      <text:p text:style-name="P41">Comentem fins a 1.6 Mesurament de voltatge i corrent</text:p>
      <text:p text:style-name="P41"/>
      <text:p text:style-name="P41">Baixem al taller a desmuntar calaixos de les taules</text:p>
      <text:p text:style-name="P41"/>
      <text:p text:style-name="P2"/>
      <text:p text:style-name="P2">Dimecres<text:tab/>27/09/23</text:p>
      <text:p text:style-name="P45"><text:a xlink:type="simple" xlink:href="https://paulinoposada.github.io/web_e/documents/apunts/unitat_1/e_apunts_ud_1_1_gs.pdf">Unitat 1.1</text:a></text:p>
      <text:p text:style-name="P45">Comentem 1.7 Direcció convencional del corrent.</text:p>
      <text:p text:style-name="P45"/>
      <text:p text:style-name="P47"><text:a xlink:type="simple" xlink:href="https://paulinoposada.github.io/web_e/documents/apunts/unitat_1/e_apunts_ud_1_2_gs.pdf">Unitat 1.2</text:a></text:p>
      <text:p text:style-name="P45">Comentem</text:p>
      <text:p text:style-name="P108"><text:span text:style-name="T1">1.1 </text:span><text:span text:style-name="T6">Relación entre tensión, corriente y resistencia</text:span></text:p>
      <text:p text:style-name="P45">1.2 Exercicis 1.2-1 i 2</text:p>
      <text:p text:style-name="P45">1.3 Potència elèctrica</text:p>
      <text:p text:style-name="P45">1.5 Resistencias</text:p>
      <text:p text:style-name="P45"/>
      <text:p text:style-name="P45"/>
      <text:p text:style-name="P2">Dijous<text:tab/><text:tab/>28/09/23</text:p>
      <text:p text:style-name="P2"/>
      <text:p text:style-name="P46"><text:a xlink:type="simple" xlink:href="https://paulinoposada.github.io/web_e/documents/apunts/unitat_1/e_apunts_ud_1_2_gs.pdf">Unitat 1.2</text:a></text:p>
      <text:p text:style-name="P46">Comentem</text:p>
      <text:p text:style-name="P33"><text:span text:style-name="T3">1.</text:span><text:span text:style-name="T2">6 No linearittat de la resistència</text:span></text:p>
      <text:p text:style-name="P51">1.7 El cablejat del circuit</text:p>
      <text:p text:style-name="P33"/>
      <text:p text:style-name="P51">Baixem al taller per desmuntar taules i tallar taulers.</text:p>
      <text:p text:style-name="P2"/>
      <text:p text:style-name="P2"/>
      <text:p text:style-name="P2">Divendres<text:tab/> 29/09/23</text:p>
      <text:p text:style-name="P40"/>
      <text:p text:style-name="P48">Comencem amb <text:a xlink:type="simple" xlink:href="https://paulinoposada.github.io/web_e/documents/apunts/unitat_2/e_apunts_ud_2_1_gs.pdf">unitat 2</text:a> “Seguretat en les instal·lacions elèctriques”</text:p>
      <text:p text:style-name="P48"><text:s/>Comentem apartats</text:p>
      <text:p text:style-name="P48">1.1 Efectes fisològics de l'electricitat</text:p>
      <text:p text:style-name="P48">1.2 Toma de terra</text:p>
      <text:p text:style-name="P48">1.3 Llei d'Ohm aplicada a els descàrregues</text:p>
      <text:p text:style-name="P48"/>
      <text:p text:style-name="P48"/>
      <text:p text:style-name="P48"/>
      <text:p text:style-name="P3"/>
      <text:p text:style-name="P109">Dimarts<text:tab/><text:span text:style-name="T7">03</text:span>/<text:span text:style-name="T7">10</text:span>/23</text:p>
      <text:p text:style-name="P42"/>
      <text:p text:style-name="P42">Baixem al taller a desmuntar <text:span text:style-name="T7">material</text:span> taules.</text:p>
      <text:p text:style-name="P42"/>
      <text:p text:style-name="P52">Mesurem fill de coure de 14 m de llargària, R = 6 ohms. Amb la resistivitat del coure calculem secció com a 0,04 mm2 → en un conductor de 1,5 nmm2 hi ha 38 fils de 0,04 mm2.</text:p>
      <text:p text:style-name="P52"/>
      <text:p text:style-name="P53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52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49">Comentem apartats</text:p>
      <text:p text:style-name="P49">1.<text:span text:style-name="T9">4</text:span> <text:span text:style-name="T9">Procediments de seguretat</text:span></text:p>
      <text:p text:style-name="P54">1.5 Resposta a una emergència</text:p>
      <text:p text:style-name="P54">1.6 Causes freqüents d'accidents</text:p>
      <text:p text:style-name="P54">1.7 Disseny de dispositius segurs</text:p>
      <text:p text:style-name="P54">1.8 Utilització del polímetre</text:p>
      <text:p text:style-name="P54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34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58">Comentem apartats</text:p>
      <text:p text:style-name="P58">1.1 Què són les connexións sèrie i paral·lel</text:p>
      <text:p text:style-name="P58">1.2 Connexió sèrie senzilla</text:p>
      <text:p text:style-name="P58">1.3 Connexió paral·lel senzilla</text:p>
      <text:p text:style-name="P34"/>
      <text:p text:style-name="P58">Baixem al taller on muntem font d'alimentació d'ordinador amb derivacions a les taules de pràctiques.</text:p>
      <text:p text:style-name="P58"/>
      <text:p text:style-name="P50"/>
      <text:p text:style-name="P6">D<text:span text:style-name="T11">ivendres</text:span><text:tab/><text:span text:style-name="T7">06</text:span>/<text:span text:style-name="T7">10</text:span>/23</text:p>
      <text:p text:style-name="P6"/>
      <text:p text:style-name="P59">Comencem amb la pràctica 1.</text:p>
      <text:p text:style-name="P54"/>
      <text:p text:style-name="P54"/>
      <text:p text:style-name="P7">D<text:span text:style-name="T11">illuns</text:span><text:tab/><text:span text:style-name="T7">09</text:span>/<text:span text:style-name="T7">10</text:span>/23</text:p>
      <text:p text:style-name="P7"/>
      <text:p text:style-name="P60">Co<text:span text:style-name="T12">ntinuem</text:span> amb la pràctica 1.</text:p>
      <text:p text:style-name="P55"/>
      <text:p text:style-name="P55"/>
      <text:p text:style-name="P8">D<text:span text:style-name="T11">imarts</text:span><text:tab/><text:span text:style-name="T13">10</text:span>/<text:span text:style-name="T7">10</text:span>/23</text:p>
      <text:p text:style-name="P8"/>
      <text:p text:style-name="P61">Co<text:span text:style-name="T12">ntinuem</text:span> amb la pràctica 1.</text:p>
      <text:p text:style-name="P56"/>
      <text:p text:style-name="P110">D<text:span text:style-name="T11">imecres</text:span><text:tab/><text:span text:style-name="T13">11</text:span>/<text:span text:style-name="T7">10</text:span>/23</text:p>
      <text:p text:style-name="P10"/>
      <text:p text:style-name="P62">Co<text:span text:style-name="T12">ntinuem</text:span> amb la pràctica 1.</text:p>
      <text:p text:style-name="P57"/>
      <text:p text:style-name="P57"/>
      <text:p text:style-name="P9">D<text:span text:style-name="T14">imarts</text:span><text:tab/><text:span text:style-name="T15">17</text:span>/<text:span text:style-name="T16">10</text:span>/23</text:p>
      <text:p text:style-name="P9"/>
      <text:p text:style-name="P63">Vaga estudiants.</text:p>
      <text:p text:style-name="P64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35"><text:a xlink:type="simple" xlink:href="https://paulinoposada.github.io/web_e/documents/apunts/unitat_3/e_apunts_ud_3_1_gs.pdf"><text:span text:style-name="T2">unitat 3</text:span></text:a></text:p>
      <text:p text:style-name="P65">Repàs apartats: 1.3 Sèrie i 1.4 Paral·lel</text:p>
      <text:p text:style-name="P65">Comentat apartats:</text:p>
      <text:p text:style-name="P65">1.4 Conductivitat</text:p>
      <text:p text:style-name="P65">1.5 Potència</text:p>
      <text:p text:style-name="P65">1.6 Divisor de tensió</text:p>
      <text:p text:style-name="P57"/>
      <text:p text:style-name="P57"/>
      <text:p text:style-name="P11">D<text:span text:style-name="T11">ijous</text:span><text:tab/><text:span text:style-name="T13">19</text:span>/<text:span text:style-name="T7">10</text:span>/23</text:p>
      <text:p text:style-name="P35"><text:a xlink:type="simple" xlink:href="https://paulinoposada.github.io/web_e/documents/apunts/unitat_3/e_apunts_ud_3_1_gs.pdf"><text:span text:style-name="T2">unitat 3</text:span></text:a></text:p>
      <text:p text:style-name="P67">Comentem apartat 1.10 Ejercicios</text:p>
      <text:p text:style-name="P67">Comentem exercicis 1 a 11.</text:p>
      <text:p text:style-name="P66"/>
      <text:p text:style-name="P12">D<text:span text:style-name="T11">ivendres</text:span><text:tab/><text:span text:style-name="T17">20</text:span>/<text:span text:style-name="T7">10</text:span>/23</text:p>
      <text:p text:style-name="P36"><text:a xlink:type="simple" xlink:href="https://paulinoposada.github.io/web_e/documents/apunts/unitat_3/e_apunts_ud_3_1_gs.pdf"><text:span text:style-name="T2">unitat 3</text:span></text:a></text:p>
      <text:p text:style-name="P68">Comentem<text:span text:style-name="T17"> apartat 1.10 - exercicis 12 i 13</text:span></text:p>
      <text:p text:style-name="P68"/>
      <text:p text:style-name="P13">D<text:span text:style-name="T11">imarts</text:span><text:tab/><text:span text:style-name="T17">24</text:span>/<text:span text:style-name="T7">10</text:span>/23</text:p>
      <text:p text:style-name="P37"><text:a xlink:type="simple" xlink:href="https://paulinoposada.github.io/web_e/documents/apunts/unitat_3/e_apunts_ud_3_1_gs.pdf"><text:span text:style-name="T2">unitat 3</text:span></text:a></text:p>
      <text:p text:style-name="P69">Comentem<text:span text:style-name="T17"> apartat 1.10 - exercicis 14 i 15.</text:span></text:p>
      <text:p text:style-name="P69"/>
      <text:p text:style-name="P14">D<text:span text:style-name="T11">imecres</text:span><text:tab/><text:span text:style-name="T17">25</text:span>/<text:span text:style-name="T7">10</text:span>/23</text:p>
      <text:p text:style-name="P38"><text:a xlink:type="simple" xlink:href="https://paulinoposada.github.io/web_e/documents/apunts/unitat_3/e_apunts_ud_3_1_gs.pdf"><text:span text:style-name="T2">unitat 3</text:span></text:a></text:p>
      <text:p text:style-name="P70">Comentem<text:span text:style-name="T17"> apartat 1.7 Nudo, rama, lazo y malla</text:span></text:p>
      <text:p text:style-name="P71">Comentat exercici 15.</text:p>
      <text:p text:style-name="P71">Començat amb <text:a xlink:type="simple" xlink:href="https://paulinoposada.github.io/web_e/documents/apunts/unitat_4/e_apunts_ud_4_gs.pdf">Unitat 4</text:a> – Anàlisi de xarxes</text:p>
      <text:p text:style-name="P71">Comentat apartat 1.2 Método de corriente de rama</text:p>
      <text:p text:style-name="P71"/>
      <text:p text:style-name="P70"/>
      <text:p text:style-name="P15">D<text:span text:style-name="T11">ijous</text:span><text:tab/><text:tab/><text:span text:style-name="T17">26</text:span>/<text:span text:style-name="T7">10</text:span>/23</text:p>
      <text:p text:style-name="P74">Baixa per gripe.</text:p>
      <text:p text:style-name="P74"/>
      <text:p text:style-name="P74"/>
      <text:p text:style-name="P15">D<text:span text:style-name="T11">ivendres</text:span><text:tab/><text:span text:style-name="T17">27</text:span>/<text:span text:style-name="T7">10</text:span>/23</text:p>
      <text:p text:style-name="P74">Sortida Astilleros de Mallorca.</text:p>
      <text:p text:style-name="P74"/>
      <text:p text:style-name="P74"/>
      <text:p text:style-name="P16">D<text:span text:style-name="T11">imarts</text:span><text:tab/><text:tab/><text:span text:style-name="T18">31</text:span>/<text:span text:style-name="T7">10</text:span>/23</text:p>
      <text:p text:style-name="P75"><text:span text:style-name="T18">Examen 1</text:span>.</text:p>
      <text:p text:style-name="P75"/>
      <text:p text:style-name="P17"/>
      <text:p text:style-name="P111">D<text:span text:style-name="T11">imecres</text:span><text:tab/><text:tab/><text:span text:style-name="T19">01</text:span>/<text:span text:style-name="T7">11</text:span>/23</text:p>
      <text:p text:style-name="P76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76">Comentem solució examen.</text:p>
      <text:p text:style-name="P72">Co<text:span text:style-name="T19">ntinuem</text:span> amb <text:a xlink:type="simple" xlink:href="https://paulinoposada.github.io/web_e/documents/apunts/unitat_4/e_apunts_ud_4_gs.pdf">Unitat 4</text:a> – Anàlisi de xarxes</text:p>
      <text:p text:style-name="P72">Comentat apartat 1.<text:span text:style-name="T19">3</text:span> <text:span text:style-name="T19">Circuits pont</text:span></text:p>
      <text:p text:style-name="P72"/>
      <text:p text:style-name="P72"/>
      <text:p text:style-name="P18">D<text:span text:style-name="T11">ivendres</text:span><text:tab/><text:tab/><text:span text:style-name="T19">03</text:span>/<text:span text:style-name="T7">11</text:span>/23</text:p>
      <text:p text:style-name="P73">Co<text:span text:style-name="T19">ntinuem</text:span> amb <text:a xlink:type="simple" xlink:href="https://paulinoposada.github.io/web_e/documents/apunts/unitat_4/e_apunts_ud_4_gs.pdf">Unitat 4</text:a> – Anàlisi de xarxes</text:p>
      <text:p text:style-name="P73">Comentat apartat 1.<text:span text:style-name="T19">3</text:span> <text:span text:style-name="T19">Circuits pont</text:span></text:p>
      <text:p text:style-name="P77">En quadre elèctric, mesurat tensions entre fases, neutre i terra.</text:p>
      <text:p text:style-name="P77">Comprovat que entre neutre i terra el potencial és 0V.</text:p>
      <text:p text:style-name="P77">Comprovat que és pot pontejar entre neutre i terra, però que salta el diferencial. </text:p>
      <text:p text:style-name="P73"/>
      <text:p text:style-name="P73"/>
      <text:p text:style-name="P19">D<text:span text:style-name="T11">illuns</text:span><text:tab/><text:tab/><text:span text:style-name="T19">06</text:span>/<text:span text:style-name="T7">11</text:span>/23</text:p>
      <text:p text:style-name="P78">Baixem al taller. Preparem avaluació <text:a xlink:type="simple" xlink:href="https://paulinoposada.github.io/web_e/documents/practica_01.pdf">pràctica 1</text:a>.</text:p>
      <text:p text:style-name="P78"/>
      <text:p text:style-name="P78"/>
      <text:p text:style-name="P20">D<text:span text:style-name="T11">imarts</text:span><text:tab/><text:tab/><text:span text:style-name="T19">07</text:span>/<text:span text:style-name="T7">11</text:span>/23</text:p>
      <text:p text:style-name="P87">Comencem amb la <text:a xlink:type="simple" xlink:href="https://paulinoposada.github.io/web_e/documents/apunts/unitat_5_condensador/e_apunts_ud_5_gs.pdf">unitat 5</text:a> – condensador.</text:p>
      <text:p text:style-name="P87">Feim l'exercici 3.15 del llibre.</text:p>
      <text:p text:style-name="P87"/>
      <text:p text:style-name="P87"/>
      <text:p text:style-name="P21">D<text:span text:style-name="T11">imecres</text:span><text:tab/><text:tab/><text:span text:style-name="T19">08</text:span>/<text:span text:style-name="T7">11</text:span>/23</text:p>
      <text:p text:style-name="P88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8"><text:span text:style-name="T20">Continuem amb</text:span> l'exercici 3.15 del llibre. <text:span text:style-name="T20">Surten resultats diversos. Aclarar dubtes.</text:span></text:p>
      <text:p text:style-name="P88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79">Baixem al taller. Preparem avaluació <text:a xlink:type="simple" xlink:href="https://paulinoposada.github.io/web_e/documents/practica_01.pdf">pràctica 1</text:a>.</text:p>
      <text:p text:style-name="P79"/>
      <text:p text:style-name="P23">D<text:span text:style-name="T11">ivendres</text:span><text:tab/><text:tab/><text:tab/><text:span text:style-name="T21">10</text:span>/<text:span text:style-name="T7">11</text:span>/23</text:p>
      <text:p text:style-name="P89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6">Comencem apartat 1.2 Condensador y cálculo</text:p>
      <text:p text:style-name="P80"/>
      <text:p text:style-name="P24">D<text:span text:style-name="T11">illuns</text:span><text:tab/><text:tab/><text:tab/><text:span text:style-name="T22">13</text:span>/<text:span text:style-name="T7">11</text:span>/23</text:p>
      <text:p text:style-name="P81">Baixem al taller. <text:span text:style-name="T23">A</text:span>valuació <text:span text:style-name="T22">pràcica 1 → Michael, Toni, Josep, José Mª y Samuel.</text:span></text:p>
      <text:p text:style-name="P25"/>
      <text:p text:style-name="P25">D<text:span text:style-name="T11">imarts</text:span><text:tab/><text:tab/><text:tab/><text:span text:style-name="T22">14</text:span>/<text:span text:style-name="T7">11</text:span>/23</text:p>
      <text:p text:style-name="P90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7">Comentem apartats </text:p>
      <text:p text:style-name="P97">1.2.1 La derivada y ejemplos de tensiones variables</text:p>
      <text:p text:style-name="P97">1.3 Capacitat d'un condensador</text:p>
      <text:p text:style-name="P82"/>
      <text:p text:style-name="P82"/>
      <text:p text:style-name="P25"/>
      <text:p text:style-name="P112">D<text:span text:style-name="T11">imecres</text:span><text:tab/><text:tab/><text:tab/><text:span text:style-name="T22">15</text:span>/<text:span text:style-name="T7">11</text:span>/23</text:p>
      <text:p text:style-name="P90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7">Comentem apartat </text:p>
      <text:p text:style-name="P97">1.4 Conexió sèrie/paral·lel de condensadors</text:p>
      <text:p text:style-name="P97">1.6 Exercicis</text:p>
      <text:p text:style-name="P97"/>
      <text:p text:style-name="P82"/>
      <text:p text:style-name="P26">D<text:span text:style-name="T11">ijous</text:span><text:tab/><text:tab/><text:tab/><text:tab/><text:span text:style-name="T24">16</text:span>/<text:span text:style-name="T7">11</text:span>/23</text:p>
      <text:p text:style-name="P83">Baixem al taller. <text:span text:style-name="T24">A</text:span>valuació <text:a xlink:type="simple" xlink:href="https://paulinoposada.github.io/web_e/documents/practica_01.pdf">pràctica 1</text:a>.</text:p>
      <text:p text:style-name="P99">Comencem amb <text:a xlink:type="simple" xlink:href="https://paulinoposada.github.io/web_e/documents/practica_02.pdf">pràctica 2</text:a>.</text:p>
      <text:p text:style-name="P99"/>
      <text:p text:style-name="P99"/>
      <text:p text:style-name="P27">D<text:span text:style-name="T11">ivendres</text:span><text:tab/><text:tab/><text:tab/><text:span text:style-name="T24">17</text:span>/<text:span text:style-name="T7">11</text:span>/23</text:p>
      <text:p text:style-name="P91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98">Comentem <text:span text:style-name="T25">exercici 1.4-4</text:span> </text:p>
      <text:p text:style-name="P98"/>
      <text:p text:style-name="P98"/>
      <text:p text:style-name="P28">D<text:span text:style-name="T11">illuns</text:span><text:tab/><text:tab/><text:tab/><text:span text:style-name="T26">20</text:span>/<text:span text:style-name="T7">11</text:span>/23</text:p>
      <text:p text:style-name="P84">Baixem al taller, <text:a xlink:type="simple" xlink:href="https://paulinoposada.github.io/web_e/documents/practica_02.pdf"><text:span text:style-name="T26">pràctica 2</text:span></text:a></text:p>
      <text:p text:style-name="P84"/>
      <text:p text:style-name="P28">D<text:span text:style-name="T11">imarts</text:span><text:tab/><text:tab/><text:tab/><text:span text:style-name="T26">21</text:span>/<text:span text:style-name="T7">11</text:span>/23</text:p>
      <text:p text:style-name="P92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1">Comentem apartats</text:p>
      <text:p text:style-name="P101">1.1 Imants permanents</text:p>
      <text:p text:style-name="P101">1.2 Electromagnetisme</text:p>
      <text:p text:style-name="P101">1.3 Unitats de mesura magnètica</text:p>
      <text:p text:style-name="P101">1.4 Permeabilitat i sturació</text:p>
      <text:p text:style-name="P101">1.5 Inducció electromegnètica</text:p>
      <text:p text:style-name="P101">1.6 Inducció mutua</text:p>
      <text:p text:style-name="P101"/>
      <text:p text:style-name="P29">D<text:span text:style-name="T11">imecres</text:span><text:tab/><text:tab/><text:tab/><text:span text:style-name="T26">22</text:span>/<text:span text:style-name="T7">11</text:span>/23</text:p>
      <text:p text:style-name="P93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2">Comentem apartat <text:span text:style-name="T27">1.7 Inductors</text:span></text:p>
      <text:p text:style-name="P102"/>
      <text:p text:style-name="P102"/>
      <text:p text:style-name="P29">D<text:span text:style-name="T11">ijous</text:span><text:tab/><text:tab/><text:tab/><text:tab/><text:span text:style-name="T27">23</text:span>/<text:span text:style-name="T7">11</text:span>/23</text:p>
      <text:p text:style-name="P85">Baixem al taller. <text:span text:style-name="T24">Cotinuem amb </text:span><text:a xlink:type="simple" xlink:href="https://paulinoposada.github.io/web_e/documents/practica_02.pdf"><text:span text:style-name="T24">pràctica 2</text:span></text:a><text:span text:style-name="T24">.</text:span></text:p>
      <text:p text:style-name="P104">Comencem pràctica 3.</text:p>
      <text:p text:style-name="P100"/>
      <text:p text:style-name="P30">D<text:span text:style-name="T11">ivendres</text:span><text:tab/><text:tab/><text:tab/><text:span text:style-name="T27">24</text:span>/<text:span text:style-name="T7">11</text:span>/23</text:p>
      <text:p text:style-name="P94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5">Comentem apartat 1.7 Induct<text:span text:style-name="T28">ors.</text:span></text:p>
      <text:p text:style-name="P106">Comentem apartat 1.<text:span text:style-name="T28">8 Càlcul d'inductors.</text:span></text:p>
      <text:p text:style-name="P107">Comencem amb 1.9 Factors que influeixen en l'inductància. </text:p>
      <text:p text:style-name="P105"/>
      <text:p text:style-name="P31">D<text:span text:style-name="T11">illuns</text:span><text:tab/><text:tab/><text:tab/><text:span text:style-name="T26">27</text:span>/<text:span text:style-name="T7">11</text:span>/23</text:p>
      <text:p text:style-name="P86">Baixem al taller,<text:span text:style-name="T30">continuem</text:span> <text:a xlink:type="simple" xlink:href="https://paulinoposada.github.io/web_e/documents/practica_03_e.pdf"><text:span text:style-name="T29">pràctica 3</text:span></text:a><text:span text:style-name="T29">.</text:span></text:p>
      <text:p text:style-name="P86"/>
      <text:p text:style-name="P32"/>
      <text:p text:style-name="P113">D<text:span text:style-name="T11">imarts</text:span><text:tab/><text:tab/><text:tab/><text:span text:style-name="T26">21</text:span>/<text:span text:style-name="T7">11</text:span>/23</text:p>
      <text:p text:style-name="P95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03">Comentem <text:span text:style-name="T31">exercicis 1.12-1 a 7.</text:span></text:p>
      <text:p text:style-name="P103"/>
      <text:p text:style-name="P116"/>
      <text:p text:style-name="P116">D<text:span text:style-name="T11">imecres</text:span><text:tab/><text:tab/><text:tab/><text:span text:style-name="T26">29</text:span>/<text:span text:style-name="T7">11</text:span>/23</text:p>
      <text:p text:style-name="P115"><text:a xlink:type="simple" xlink:href="https://paulinoposada.github.io/web_e/documents/apunts/unitat_6_magnetisme/e_apunts_ud_6_gs.pdf"><text:span text:style-name="T26">Unitat 6</text:span></text:a> – <text:span text:style-name="T26">magnetisme</text:span>.</text:p>
      <text:p text:style-name="P114">Comentem <text:span text:style-name="T32">exercicis 1.12-8 a 13.</text:span></text:p>
      <text:p text:style-name="P114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9T16:25:45.062723509</dc:date>
    <meta:editing-duration>PT39M1S</meta:editing-duration>
    <meta:editing-cycles>43</meta:editing-cycles>
    <meta:document-statistic meta:table-count="0" meta:image-count="0" meta:object-count="0" meta:page-count="6" meta:paragraph-count="162" meta:word-count="699" meta:character-count="4716" meta:non-whitespace-character-count="4113"/>
  </office:meta>
</office:document-meta>
</file>